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officeooo:paragraph-rsid="001ef22c" style:font-size-asian="11pt" style:font-size-complex="11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ef22c" style:font-size-asian="11pt" style:font-size-complex="11pt"/>
    </style:style>
    <style:style style:name="P5" style:family="paragraph" style:parent-style-name="Azione_20_sistema">
      <style:text-properties officeooo:rsid="001ef22c" officeooo:paragraph-rsid="001ef22c"/>
    </style:style>
    <style:style style:name="P6" style:family="paragraph" style:parent-style-name="Table_20_Contents">
      <style:text-properties officeooo:rsid="001ef22c" officeooo:paragraph-rsid="001ef22c"/>
    </style:style>
    <style:style style:name="P7" style:family="paragraph" style:parent-style-name="Azione_20_attore">
      <style:text-properties officeooo:rsid="001ef22c" officeooo:paragraph-rsid="001ef22c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f22c" officeooo:paragraph-rsid="001ef22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ef22c"/>
    </style:style>
    <style:style style:name="T2" style:family="text">
      <style:text-properties officeooo:rsid="0002cdbc"/>
    </style:style>
    <style:style style:name="T3" style:family="text">
      <style:text-properties officeooo:rsid="0003de3f"/>
    </style:style>
    <style:style style:name="T4" style:family="text">
      <style:text-properties fo:color="#000000" officeooo:rsid="000ad213" style:font-name-asian="Times New Roman1" style:font-name-complex="Times New Roman1"/>
    </style:style>
    <style:style style:name="T5" style:family="text">
      <style:text-properties officeooo:rsid="000ad213" style:font-name-asian="Times New Roman1" style:font-name-complex="Times New Roman1"/>
    </style:style>
    <style:style style:name="T6" style:family="text">
      <style:text-properties officeooo:rsid="00094096"/>
    </style:style>
    <style:style style:name="T7" style:family="text">
      <style:text-properties officeooo:rsid="001fca00"/>
    </style:style>
    <style:style style:name="T8" style:family="text">
      <style:text-properties officeooo:rsid="00209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/><text:span text:style-name="T8">Notifica </text:span>Restituzione <text:span text:style-name="T7">C</text:span>auzione.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Impiegato asilo.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viene riconosciuto come impiegato asil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456842" text:style-name="Numerazione_20_UC">
              <text:list-item text:start-value="1">
                <text:p text:style-name="P7">L' utente accede alla sezione per la restituzione della cauzione.</text:p>
              </text:list-item>
              <text:list-item>
                <text:p text:style-name="P5">Il sistema mostra un form con tutti gli inscritti.</text:p>
              </text:list-item>
              <text:list-item>
                <text:p text:style-name="P7">L'utente seleziona l'inscritto che deve ricevere la restituzione della cauzione e invia la notifica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Il sistema mostra <text:span text:style-name="T2">un messaggio </text:span><text:span text:style-name="T3">di conferm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4">Nel caso di un errore utente, il sistema mostra all’utente un </text:span><text:span text:style-name="T5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6">L</text:span><text:span text:style-name="T2">' </text:span><text:span text:style-name="T1">utente deve </text:span><text:span text:style-name="T2">ricevere </text:span><text:span text:style-name="T7">il </text:span><text:span text:style-name="T2">messaggio di conferma </text:span><text:span text:style-name="T7">o di errore </text:span><text:span text:style-name="T2">in meno di </text:span><text:span text:style-name="T1">20</text:span><text:span text:style-name="T2"> secondi </text:span><text:span text:style-name="T3">dall</text:span><text:span text:style-name="T7">'invio della notifica</text:span></text:p>
          </table:table-cell>
        </table:table-row>
      </table:table>
      <text:p text:style-name="P8"><text:span text:style-name="T7">Invio di una notifica</text:span> per la restituzione di una cau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58:50.61</meta:creation-date>
    <meta:editing-duration>P0D</meta:editing-duration>
    <meta:editing-cycles>3</meta:editing-cycles>
    <meta:generator>LibreOffice/3.6$Windows_x86 LibreOffice_project/da8c1e6-fd468f4-454e206-f42a4a9-143cfd</meta:generator>
    <dc:date>2012-10-25T09:35:21.73</dc:date>
    <meta:document-statistic meta:table-count="1" meta:image-count="0" meta:object-count="0" meta:page-count="1" meta:paragraph-count="17" meta:word-count="125" meta:character-count="803" meta:non-whitespace-character-count="697"/>
  </office:meta>
</office:document-meta>
</file>